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background-color="transparent"/>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ection">
      <style:paragraph-properties fo:padding="0.199cm" fo:border="0.002cm solid #000000"/>
    </style:style>
    <style:style style:name="P19" style:family="paragraph" style:parent-style-name="Standard">
      <style:paragraph-properties fo:break-before="page"/>
    </style:style>
    <style:style style:name="P20" style:family="paragraph" style:parent-style-name="Heading_20_1" style:master-page-name="">
      <style:paragraph-properties style:page-number="auto" fo:break-before="page"/>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4" style:family="paragraph" style:parent-style-name="Section" style:list-style-name="L1">
      <style:paragraph-properties fo:padding="0cm" fo:border="none"/>
      <style:text-properties fo:font-weight="normal" style:font-weight-asian="normal" style:font-weight-complex="normal"/>
    </style:style>
    <style:style style:name="P25" style:family="paragraph" style:parent-style-name="Section" style:list-style-name="L1">
      <style:paragraph-properties fo:padding="0cm" fo:border="none"/>
      <style:text-properties fo:font-weight="normal" style:font-weight-asian="normal" style:font-weight-complex="normal"/>
    </style:style>
    <style:style style:name="P26" style:family="paragraph" style:parent-style-name="Section" style:list-style-name="L1">
      <style:paragraph-properties fo:padding="0cm" fo:border="none"/>
      <style:text-properties fo:font-weight="normal" style:font-weight-asian="normal" style:font-weight-complex="normal"/>
    </style:style>
    <style:style style:name="P27" style:family="paragraph" style:parent-style-name="Section" style:list-style-name="L1">
      <style:paragraph-properties fo:padding="0cm" fo:border="none"/>
      <style:text-properties fo:font-weight="normal" style:font-weight-asian="normal" style:font-weight-complex="normal"/>
    </style:style>
    <style:style style:name="P28" style:family="paragraph" style:parent-style-name="Section" style:master-page-name="First_20_Page">
      <style:paragraph-properties style:page-number="1" fo:break-before="auto" fo:break-after="auto" fo:padding="0cm" fo:border="none"/>
    </style:style>
    <style:style style:name="P29" style:family="paragraph" style:parent-style-name="Section" style:list-style-name="L2">
      <style:paragraph-properties fo:padding="0.049cm" fo:border="0.002cm solid #000000"/>
    </style:style>
    <style:style style:name="P30" style:family="paragraph" style:parent-style-name="Section" style:list-style-name="L2">
      <style:paragraph-properties fo:padding="0.049cm" fo:border="0.002cm solid #000000"/>
    </style:style>
    <style:style style:name="P31" style:family="paragraph" style:parent-style-name="Section" style:list-style-name="L2">
      <style:paragraph-properties fo:padding="0.049cm" fo:border="0.002cm solid #000000"/>
    </style:style>
    <style:style style:name="P32" style:family="paragraph">
      <style:paragraph-properties fo:text-align="start"/>
      <style:text-properties fo:font-size="10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3.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24">Adding UI-Elements to your specification</text:p>
          </text:list-item>
          <text:list-item>
            <text:p text:style-name="P24">Delete whole UI-Elemt descriptions</text:p>
          </text:list-item>
          <text:list-item>
            <text:p text:style-name="P24">Hide or show field shadings</text:p>
          </text:list-item>
          <text:list-item>
            <text:p text:style-name="P24">Switch Document Help ON or OFF</text:p>
          </text:list-item>
        </text:list>
      </text:section>
      <text:p text:style-name="P28"/>
      <text:p text:style-name="Software_20_Specification_20_Document"/>
      <text:p text:style-name="Standard"/>
      <text:p text:style-name="P10">OpenOffice.org</text:p>
      <text:p text:style-name="P11">PDF Import – User Storie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3">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text:modification-date style:data-style-name="N75">Nov 13, 2007</text:modification-date></text:p>
          </table:table-cell>
        </table:table-row>
        <table:table-row>
          <table:table-cell table:style-name="Table1.A3" office:value-type="string">
            <text:p text:style-name="P15">Status</text:p>
          </table:table-cell>
          <table:table-cell table:style-name="Table1.B3" office:value-type="string">
            <text:p text:style-name="Table_20_Contents"><draw:control text:anchor-type="as-char" svg:y="-0.252cm" draw:z-index="0" draw:style-name="gr1" draw:text-style-name="P32" svg:width="4.248cm" svg:height="0.503cm" draw:control="control1"/></text:p>
            <text:section text:style-name="Sect1" text:name="Status" text:display="none">
              <text:list text:style-name="L2">
                <text:list-item>
                  <text:p text:style-name="P29"><text:span text:style-name="T10">PRELIMINARY</text:span><text:line-break/>status is the initial conception of a specification.</text:p>
                </text:list-item>
                <text:list-item>
                  <text:p text:style-name="P29"><text:span text:style-name="T10">STANDARD</text:span><text:line-break/>A specification with status Standard is considered to be stable and has the approval of the i-Team.</text:p>
                </text:list-item>
                <text:list-item>
                  <text:p text:style-name="P2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7 simple user stories, to provide a realistic setting for our virtual users.</text:p>
      <text:section text:style-name="Sect1" text:name="Abstract" text:display="none">
        <text:p text:style-name="P18">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3"><text:tab/>Abstract<text:tab/>1</text:p>
          <text:p text:style-name="P21"><text:span text:style-name="Table-Of-Contents-Number">1</text:span><text:tab/><text:a xlink:type="simple" xlink:href="#1.User Stories1|outline">User Stories<text:tab/>3</text:a></text:p>
          <text:p text:style-name="P22"><text:span text:style-name="Table-Of--Contents-Number-Normal">1.1</text:span><text:tab/><text:a xlink:type="simple" xlink:href="#1.1.MMP-1 :: Annual Update|outline">MMP-1 :: Annual Update<text:tab/>3</text:a></text:p>
          <text:p text:style-name="P22"><text:span text:style-name="Table-Of--Contents-Number-Normal">1.2</text:span><text:tab/><text:a xlink:type="simple" xlink:href="#1.2.MMP-2a :: Correcting Typos|outline">MMP-2a :: Correcting Typos<text:tab/>3</text:a></text:p>
          <text:p text:style-name="P22"><text:span text:style-name="Table-Of--Contents-Number-Normal">1.3</text:span><text:tab/><text:a xlink:type="simple" xlink:href="#1.3.MMP-2b :: Correcting Typos and Preserve the Layout|outline">MMP-2b :: Correcting Typos and Preserve the Layout<text:tab/>3</text:a></text:p>
          <text:p text:style-name="P22"><text:span text:style-name="Table-Of--Contents-Number-Normal">1.4</text:span><text:tab/><text:a xlink:type="simple" xlink:href="#1.4.MMP-2c :: Edit URL|outline">MMP-2c :: Edit URL<text:tab/>3</text:a></text:p>
          <text:p text:style-name="P22"><text:span text:style-name="Table-Of--Contents-Number-Normal">1.5</text:span><text:tab/><text:a xlink:type="simple" xlink:href="#1.5.MMP-3 :: Snap Shot|outline">MMP-3 :: Snap Shot<text:tab/>3</text:a></text:p>
          <text:p text:style-name="P22"><text:span text:style-name="Table-Of--Contents-Number-Normal">1.6</text:span><text:tab/><text:a xlink:type="simple" xlink:href="#1.6.MMP-4 :: Article Review|outline">MMP-4 :: Article Review<text:tab/>3</text:a></text:p>
          <text:p text:style-name="P22"><text:span text:style-name="Table-Of--Contents-Number-Normal">1.7</text:span><text:tab/><text:a xlink:type="simple" xlink:href="#1.7. MMP-5 :: Table Data|outline"> MMP-5 :: Table Data<text:tab/>3</text:a></text:p>
          <text:p text:style-name="P21"><text:span text:style-name="Table-Of-Contents-Number">2</text:span><text:tab/><text:a xlink:type="simple" xlink:href="#2.Document Change History|outline">Document Change History<text:tab/>4</text:a></text:p>
        </text:index-body>
      </text:table-of-content>
      <text:p text:style-name="P4"/>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ext:h text:style-name="P20" text:outline-level="1">User Stories<text:note text:id="ftn1" text:note-class="footnote"><text:note-citation>1</text:note-citation><text:note-body><text:p text:style-name="Footnote">Of course, for some wired reason the original documents are not available anymore or it would be cumbersome to request them. </text:p></text:note-body></text:note></text:h>
      <text:h text:style-name="Heading_20_2" text:outline-level="2">MMP-1 :: Annual Update</text:h>
      <text:p text:style-name="Text_20_body">The company lawyer Mr. Right is asked to provide a legal document for the latest release of the product. However there is just a 22 page PDF from the previous release 2 years ago. It may be reused by changing all instances of “2005” to “2007”.</text:p>
      <text:h text:style-name="Heading_20_2" text:outline-level="2">MMP-2a :: Correcting Typos</text:h>
      <text:p text:style-name="Text_20_body">Antonia has successfully finished her masters thesis, which is available for download on the department's website. Then a simple but annoying typo catches her eye and she wants to correct the misspelled name <text:span text:style-name="T5">Abramovich </text:span>without changing any other PDF property like the bookmarks for the interactive table of contents. </text:p>
      <text:h text:style-name="Heading_20_2" text:outline-level="2">MMP-2b :: Correcting Typos and Preserve the Layout</text:h>
      <text:p text:style-name="Text_20_body">Antonia's friend <text:s/>has successfully finished her masters thesis as well. But she made the same mistake in spelling the name of Abramovich. But she used justified text and Abramanovich is significantly longer, which causes a reformatting of the paragraph. She also adds a footnote to add a reference to one of Abramanovich's books.</text:p>
      <text:h text:style-name="Heading_20_2" text:outline-level="2">MMP-2c :: Edit URL</text:h>
      <text:p text:style-name="Text_20_body">The companies website was updated recently which causes the URLs to change. For some PDF brochures that are available on the site, the new URLs should be used when the user clicks the logo top right on the documents. </text:p>
      <text:h text:style-name="Heading_20_2" text:outline-level="2">MMP-3 :: Snap Shot</text:h>
      <text:p text:style-name="Text_20_body">Tom finds a a PDF presentation with a neat background picture on slide 5. He wants to use it for his own presentation – of course without the text that is on top of the image. </text:p>
      <text:h text:style-name="Heading_20_2" text:outline-level="2">MMP-4 :: Article Review</text:h>
      <text:p text:style-name="Text_20_body">Jakob in Sweden is writing a chapter for a book. He asks his friend Irv in Montana to review the current version and attaches a PDF to the email. Now Irv finds something to comment on and has also some suggestion to improve Jakob's text. Irv wants to annotate the PDF by marking some lines of text and adding his comments to the margin of the document. (He would do it with Acrobat, but he did not purchase the latest version). After he is finished he saves the changes and sends the PDF back to Jakob.</text:p>
      <text:h text:style-name="Heading_20_2" text:outline-level="2">MMP-5 :: Table Data</text:h>
      <text:p text:style-name="Text_20_body">A PDF presentation that was e-mailed to Helen Kwon in Korea contains a slide with the companies sales numbers for Europe. She wants to use the data for her own spreadsheet to compare Europe with the Asian market.</text:p>
      <text:h text:style-name="Heading_20_1" text:outline-level="1"><text:soft-page-break/>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4">Rev. </text:p>
            </table:table-cell>
            <table:table-cell table:style-name="Table24.A1" office:value-type="string">
              <text:p text:style-name="P14">Change</text:p>
            </table:table-cell>
            <table:table-cell table:style-name="Table24.A1" office:value-type="string">
              <text:p text:style-name="P14">Initials</text:p>
            </table:table-cell>
            <table:table-cell table:style-name="Table24.A1" office:value-type="string">
              <text:p text:style-name="P14">Date</text:p>
            </table:table-cell>
          </table:table-row>
        </table:table-header-rows>
        <table:table-row>
          <table:table-cell table:style-name="Table24.A2" office:value-type="string">
            <text:p text:style-name="P17">1</text:p>
          </table:table-cell>
          <table:table-cell table:style-name="Table24.A2" office:value-type="string">
            <text:p text:style-name="Table_20_Contents">Write 7 user stories for Agile PDF Import Project</text:p>
          </table:table-cell>
          <table:table-cell table:style-name="Table24.A2" office:value-type="string">
            <text:p text:style-name="P17">MMP</text:p>
          </table:table-cell>
          <table:table-cell table:style-name="Table24.D2" office:value-type="string">
            <text:p text:style-name="Table_20_Contents"><text:date style:data-style-name="N37" text:date-value="2007-11-07T13:12:01.27" text:fixed="true">11/07/07</text:date></text:p>
          </table:table-cell>
        </table:table-row>
        <table:table-row>
          <table:table-cell table:style-name="Table24.A2" office:value-type="string">
            <text:p text:style-name="P17">2</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row>
          <table:table-cell table:style-name="Table24.A2" office:value-type="string">
            <text:p text:style-name="P17">3</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row>
          <table:table-cell table:style-name="Table24.A2" office:value-type="string">
            <text:p text:style-name="P17"><text:placeholder text:placeholder-type="text">&lt;...&gt;</text:placeholder></text:p>
          </table:table-cell>
          <table:table-cell table:style-name="Table24.A2" office:value-type="string">
            <text:p text:style-name="Table_20_Contents"/>
          </table:table-cell>
          <table:table-cell table:style-name="Table24.A2" office:value-type="string">
            <text:p text:style-name="P17"/>
          </table:table-cell>
          <table:table-cell table:style-name="Table24.D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DF Import – User Stories</text:p>
      </style:header>
      <style:footer>
        <text:p text:style-name="P2"><text:a xlink:type="simple" xlink:href="http://specs.openoffice.org/appwide/pdf_import/PDFImportUserStories.odt"><text:span text:style-name="T1">http://specs.openoffice.org/appwide/pdf_import/PDFImportUserStories.odt</text:span></text:a><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7$Build-9229</meta:generator>
    <meta:initial-creator>Matthias Müller-Prove</meta:initial-creator>
    <meta:creation-date>2007-11-06T15:41:11</meta:creation-date>
    <dc:creator>Matthias Müller-Prove</dc:creator>
    <dc:date>2007-11-13T16:42:26</dc:date>
    <meta:printed-by>Matthias Müller-Prove</meta:printed-by>
    <meta:print-date>2007-11-06T15:58:02</meta:print-date>
    <meta:editing-cycles>8</meta:editing-cycles>
    <meta:editing-duration>PT3H45M36S</meta:editing-duration>
    <meta:user-defined meta:name="Info 1">version =2.0</meta:user-defined>
    <meta:user-defined meta:name="Info 2"/>
    <meta:user-defined meta:name="Info 3"/>
    <meta:user-defined meta:name="Info 4"/>
    <meta:document-statistic meta:table-count="3" meta:image-count="2" meta:object-count="0" meta:page-count="4" meta:paragraph-count="51" meta:word-count="526" meta:character-count="296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